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6945" officeooo:paragraph-rsid="00106945"/>
    </style:style>
    <style:style style:name="P2" style:family="paragraph" style:parent-style-name="Standard">
      <style:text-properties fo:font-weight="bold" officeooo:rsid="00106945" officeooo:paragraph-rsid="00106945" style:font-weight-asian="bold" style:font-weight-complex="bold"/>
    </style:style>
    <style:style style:name="P3" style:family="paragraph" style:parent-style-name="Header">
      <style:text-properties officeooo:rsid="00106945" officeooo:paragraph-rsid="00106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mbler’s Ruin</text:p>
      <text:p text:style-name="P1"/>
      <text:p text:style-name="P2">P1:</text:p>
      <text:p text:style-name="P1"/>
      <text:p text:style-name="P1"/>
      <text:p text:style-name="P2">P2:</text:p>
      <text:p text:style-name="P1"/>
      <text:p text:style-name="P1"/>
      <text:p text:style-name="P2">P3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6945" officeooo:paragraph-rsid="0010694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2.05 Pset 1</text:p>
        <text:p text:style-name="MP1">Jacob Miske</text:p>
        <text:p text:style-name="MP1">Write U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7:47:02.225000000</meta:creation-date>
    <dc:date>2018-09-07T19:35:23.221000000</dc:date>
    <meta:editing-duration>P2DT1H48M21S</meta:editing-duration>
    <meta:editing-cycles>1</meta:editing-cycles>
    <meta:document-statistic meta:table-count="0" meta:image-count="0" meta:object-count="0" meta:page-count="1" meta:paragraph-count="7" meta:word-count="12" meta:character-count="54" meta:non-whitespace-character-count="49"/>
    <meta:generator>LibreOffice/5.2.5.1$Windows_x86 LibreOffice_project/0312e1a284a7d50ca85a365c316c7abbf20a4d22</meta:generator>
  </office:meta>
</office:document-meta>
</file>